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082f" officeooo:paragraph-rsid="0009082f"/>
    </style:style>
    <style:style style:name="P2" style:family="paragraph" style:parent-style-name="Standard">
      <style:paragraph-properties fo:text-align="start" style:justify-single-word="false"/>
      <style:text-properties officeooo:rsid="0009082f" officeooo:paragraph-rsid="0009082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082f" officeooo:paragraph-rsid="000908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9082f" officeooo:paragraph-rsid="0009082f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9082f" officeooo:paragraph-rsid="0009082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9082f" officeooo:paragraph-rsid="000908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9900c" officeooo:paragraph-rsid="0009900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900c" officeooo:paragraph-rsid="0009900c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fo:padding="0.0193in" fo:border="0.06pt solid #000000" draw:ole-draw-aspect="1"/>
    </style:style>
    <style:style style:name="fr3" style:family="graphic" style:parent-style-name="OLE">
      <style:graphic-properties style:horizontal-pos="center" style:horizontal-rel="paragraph" fo:padding="0.0193in" fo:border="0.06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ffrey Corey</text:p>
      <text:p text:style-name="P1">CS475</text:p>
      <text:p text:style-name="P1">Project 5</text:p>
      <text:p text:style-name="P2"/>
      <text:p text:style-name="P3">Platform:</text:p>
      <text:p text:style-name="P4">I ran this on my laptop. It is running Ubuntu 14.04. It has an Nvidia GT 550m gpu.</text:p>
      <text:p text:style-name="P3"/>
      <text:p text:style-name="P3">Data:</text:p>
      <text:p text:style-name="P3"/>
      <text:p text:style-name="P3"><draw:frame draw:style-name="fr1" draw:name="Object1" text:anchor-type="paragraph" svg:width="8.5in" svg:height="1.4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5">Graphs:</text:p>
      <text:p text:style-name="P3"/>
      <text:p text:style-name="P3"/>
      <text:p text:style-name="P3"><draw:frame draw:style-name="fr2" draw:name="Object2" text:anchor-type="paragraph" svg:width="6.2992in" svg:height="8.7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3"><draw:frame draw:style-name="fr3" draw:name="Object3" text:anchor-type="paragraph" svg:width="6.2992in" svg:height="9.154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oft-page-break/>Patterns:</text:p>
      <text:p text:style-name="P4">Global Work Size:</text:p>
      <text:p text:style-name="P4"><text:tab/>As the global work size increased, the GigMults/Second most increased but not at very large <text:tab/><text:tab/>rate. It wasn't until the array size was 4M that any large amount of performance increase was <text:tab/>noticed. There was a small uptick around 2M though.</text:p>
      <text:p text:style-name="P4"/>
      <text:p text:style-name="P4">Local Work Size:</text:p>
      <text:p text:style-name="P4"><text:tab/>The GigaMults/Second for this graph seemed relatively stable. The one outlier is when the array <text:tab/>size was 8M. This had a much larger performance for all the tested Local Work Sizes, and had <text:tab/>an overall increase in performance as the Local Work Size increased.</text:p>
      <text:p text:style-name="P4"/>
      <text:p text:style-name="P3">Explanation:</text:p>
      <text:p text:style-name="P4">Global Work Size:</text:p>
      <text:p text:style-name="P4"><text:tab/>The most probably reason for this is that the GPU compute operations for these sizes were not <text:tab/>using the GPU's resources optimally. And it wasn't until the number of array elements <text:tab/>approached 1 million that any appreciable performance was gained. This pattern stayed <text:tab/>constant across all of the tested Local Work sizes per number of array elements tested.</text:p>
      <text:p text:style-name="P3"/>
      <text:p text:style-name="P4">Local Work Size:</text:p>
      <text:p text:style-name="P4"><text:tab/>The performance related to the Local Work Size did not seem to have an appreciable difference <text:tab/>on the performance. The most probable reason is that the Local Work Size never went over the <text:tab/>max Local Work Size the GPU could handle. Once thing to note is that most odd numbered <text:tab/>Local Work Sizes and some even numbered Local Work Sizes cause the OpenCL to error out.</text:p>
      <text:p text:style-name="P4"><text:tab/>To remedy this, I used Local Work Sizes in powers of 2 until I reached 1024.</text:p>
      <text:p text:style-name="P4"/>
      <text:p text:style-name="P8">Reductions:</text:p>
      <text:p text:style-name="P7"/>
      <text:p text:style-name="P7"><draw:frame draw:style-name="fr1" draw:name="Object4" text:anchor-type="paragraph" svg:width="8.5in" svg:height="0.495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><draw:frame draw:style-name="fr3" draw:name="Object5" text:anchor-type="paragraph" svg:width="6.2992in" svg:height="5.4598in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8">Pattern:</text:p>
      <text:p text:style-name="P8"><text:span text:style-name="T2">The scaling is linear ad the array input size increases.</text:span></text:p>
      <text:p text:style-name="P8"/>
      <text:p text:style-name="P8">Explanation: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8:55:56.274580275</meta:creation-date>
    <meta:generator>LibreOffice/4.2.3.3$Linux_X86_64 LibreOffice_project/420m0$Build-3</meta:generator>
    <dc:date>2014-05-24T20:17:42.009905487</dc:date>
    <meta:editing-duration>P0D</meta:editing-duration>
    <meta:editing-cycles>2</meta:editing-cycles>
    <meta:document-statistic meta:table-count="0" meta:image-count="0" meta:object-count="5" meta:page-count="5" meta:paragraph-count="22" meta:word-count="278" meta:character-count="1605" meta:non-whitespace-character-count="13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3" table:default-cell-style-name="ce24"/>
        <table:table-row table:style-name="ro1">
          <table:table-cell table:style-name="ce14"/>
          <table:table-cell table:style-name="ce18" office:value-type="string" calcext:value-type="string" table:number-columns-spanned="13" table:number-rows-spanned="1">
            <text:p>NUM_ELEMENTS</text:p>
          </table:table-cell>
          <table:covered-table-cell table:number-columns-repeated="11" table:style-name="ce21"/>
          <table:covered-table-cell table:style-name="ce22"/>
        </table:table-row>
        <table:table-row table:style-name="ro1">
          <table:table-cell table:style-name="ce15" office:value-type="string" calcext:value-type="string">
            <text:p>LOCAL_SIZE</text:p>
          </table:table-cell>
          <table:table-cell table:style-name="ce19" office:value-type="float" office:value="2048" calcext:value-type="float">
            <text:p>2048</text:p>
          </table:table-cell>
          <table:table-cell table:style-name="ce20" office:value-type="float" office:value="4096" calcext:value-type="float">
            <text:p>4096</text:p>
          </table:table-cell>
          <table:table-cell table:style-name="ce20" office:value-type="float" office:value="8192" calcext:value-type="float">
            <text:p>8192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20" office:value-type="float" office:value="32768" calcext:value-type="float">
            <text:p>32768</text:p>
          </table:table-cell>
          <table:table-cell table:style-name="ce20" office:value-type="float" office:value="65536" calcext:value-type="float">
            <text:p>65536</text:p>
          </table:table-cell>
          <table:table-cell table:style-name="ce20" office:value-type="float" office:value="131072" calcext:value-type="float">
            <text:p>131072</text:p>
          </table:table-cell>
          <table:table-cell table:style-name="ce20" office:value-type="float" office:value="262144" calcext:value-type="float">
            <text:p>262144</text:p>
          </table:table-cell>
          <table:table-cell table:style-name="ce20" office:value-type="float" office:value="524288" calcext:value-type="float">
            <text:p>524288</text:p>
          </table:table-cell>
          <table:table-cell table:style-name="ce20" office:value-type="float" office:value="1048576" calcext:value-type="float">
            <text:p>1048576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4194304" calcext:value-type="float">
            <text:p>4194304</text:p>
          </table:table-cell>
          <table:table-cell table:style-name="ce23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941" calcext:value-type="float">
            <text:p>0.941</text:p>
          </table:table-cell>
          <table:table-cell office:value-type="float" office:value="1.86" calcext:value-type="float">
            <text:p>1.86</text:p>
          </table:table-cell>
          <table:table-cell office:value-type="float" office:value="0.464" calcext:value-type="float">
            <text:p>0.464</text:p>
          </table:table-cell>
          <table:table-cell office:value-type="float" office:value="1.355" calcext:value-type="float">
            <text:p>1.355</text:p>
          </table:table-cell>
          <table:table-cell office:value-type="float" office:value="2.384" calcext:value-type="float">
            <text:p>2.384</text:p>
          </table:table-cell>
          <table:table-cell office:value-type="float" office:value="4.161" calcext:value-type="float">
            <text:p>4.161</text:p>
          </table:table-cell>
          <table:table-cell office:value-type="float" office:value="7.612" calcext:value-type="float">
            <text:p>7.612</text:p>
          </table:table-cell>
          <table:table-cell office:value-type="float" office:value="8.23" calcext:value-type="float">
            <text:p>8.23</text:p>
          </table:table-cell>
          <table:table-cell office:value-type="float" office:value="19.281" calcext:value-type="float">
            <text:p>19.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8" calcext:value-type="float">
            <text:p>0.678</text:p>
          </table:table-cell>
          <table:table-cell office:value-type="float" office:value="1.538" calcext:value-type="float">
            <text:p>1.538</text:p>
          </table:table-cell>
          <table:table-cell office:value-type="float" office:value="0.368" calcext:value-type="float">
            <text:p>0.368</text:p>
          </table:table-cell>
          <table:table-cell office:value-type="float" office:value="1.366" calcext:value-type="float">
            <text:p>1.366</text:p>
          </table:table-cell>
          <table:table-cell office:value-type="float" office:value="2.418" calcext:value-type="float">
            <text:p>2.418</text:p>
          </table:table-cell>
          <table:table-cell office:value-type="float" office:value="3.589" calcext:value-type="float">
            <text:p>3.589</text:p>
          </table:table-cell>
          <table:table-cell office:value-type="float" office:value="7.54" calcext:value-type="float">
            <text:p>7.54</text:p>
          </table:table-cell>
          <table:table-cell office:value-type="float" office:value="9.012" calcext:value-type="float">
            <text:p>9.012</text:p>
          </table:table-cell>
          <table:table-cell office:value-type="float" office:value="22.854" calcext:value-type="float">
            <text:p>22.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908" calcext:value-type="float">
            <text:p>0.908</text:p>
          </table:table-cell>
          <table:table-cell office:value-type="float" office:value="1.903" calcext:value-type="float">
            <text:p>1.903</text:p>
          </table:table-cell>
          <table:table-cell office:value-type="float" office:value="0.637" calcext:value-type="float">
            <text:p>0.637</text:p>
          </table:table-cell>
          <table:table-cell office:value-type="float" office:value="1.296" calcext:value-type="float">
            <text:p>1.296</text:p>
          </table:table-cell>
          <table:table-cell office:value-type="float" office:value="2.541" calcext:value-type="float">
            <text:p>2.541</text:p>
          </table:table-cell>
          <table:table-cell office:value-type="float" office:value="4.511" calcext:value-type="float">
            <text:p>4.511</text:p>
          </table:table-cell>
          <table:table-cell office:value-type="float" office:value="8.598" calcext:value-type="float">
            <text:p>8.598</text:p>
          </table:table-cell>
          <table:table-cell office:value-type="float" office:value="9.609" calcext:value-type="float">
            <text:p>9.609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" calcext:value-type="float">
            <text:p>0.1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9" calcext:value-type="float">
            <text:p>0.469</text:p>
          </table:table-cell>
          <table:table-cell office:value-type="float" office:value="0.965" calcext:value-type="float">
            <text:p>0.965</text:p>
          </table:table-cell>
          <table:table-cell office:value-type="float" office:value="1.886" calcext:value-type="float">
            <text:p>1.886</text:p>
          </table:table-cell>
          <table:table-cell office:value-type="float" office:value="0.482" calcext:value-type="float">
            <text:p>0.482</text:p>
          </table:table-cell>
          <table:table-cell office:value-type="float" office:value="1.32" calcext:value-type="float">
            <text:p>1.32</text:p>
          </table:table-cell>
          <table:table-cell office:value-type="float" office:value="2.496" calcext:value-type="float">
            <text:p>2.496</text:p>
          </table:table-cell>
          <table:table-cell office:value-type="float" office:value="4.431" calcext:value-type="float">
            <text:p>4.431</text:p>
          </table:table-cell>
          <table:table-cell office:value-type="float" office:value="8.851" calcext:value-type="float">
            <text:p>8.851</text:p>
          </table:table-cell>
          <table:table-cell office:value-type="float" office:value="8.191" calcext:value-type="float">
            <text:p>8.191</text:p>
          </table:table-cell>
          <table:table-cell office:value-type="float" office:value="30.938" calcext:value-type="float">
            <text:p>30.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95" calcext:value-type="float">
            <text:p>0.95</text:p>
          </table:table-cell>
          <table:table-cell office:value-type="float" office:value="1.885" calcext:value-type="float">
            <text:p>1.885</text:p>
          </table:table-cell>
          <table:table-cell office:value-type="float" office:value="0.539" calcext:value-type="float">
            <text:p>0.539</text:p>
          </table:table-cell>
          <table:table-cell office:value-type="float" office:value="1.124" calcext:value-type="float">
            <text:p>1.124</text:p>
          </table:table-cell>
          <table:table-cell office:value-type="float" office:value="2.528" calcext:value-type="float">
            <text:p>2.528</text:p>
          </table:table-cell>
          <table:table-cell office:value-type="float" office:value="4.714" calcext:value-type="float">
            <text:p>4.714</text:p>
          </table:table-cell>
          <table:table-cell office:value-type="float" office:value="8.955" calcext:value-type="float">
            <text:p>8.955</text:p>
          </table:table-cell>
          <table:table-cell office:value-type="float" office:value="7.51" calcext:value-type="float">
            <text:p>7.51</text:p>
          </table:table-cell>
          <table:table-cell office:value-type="float" office:value="29.149" calcext:value-type="float">
            <text:p>29.1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18" calcext:value-type="float">
            <text:p>0.918</text:p>
          </table:table-cell>
          <table:table-cell office:value-type="float" office:value="1.818" calcext:value-type="float">
            <text:p>1.818</text:p>
          </table:table-cell>
          <table:table-cell office:value-type="float" office:value="0.702" calcext:value-type="float">
            <text:p>0.702</text:p>
          </table:table-cell>
          <table:table-cell office:value-type="float" office:value="1.266" calcext:value-type="float">
            <text:p>1.266</text:p>
          </table:table-cell>
          <table:table-cell office:value-type="float" office:value="2.558" calcext:value-type="float">
            <text:p>2.558</text:p>
          </table:table-cell>
          <table:table-cell office:value-type="float" office:value="4.691" calcext:value-type="float">
            <text:p>4.691</text:p>
          </table:table-cell>
          <table:table-cell office:value-type="float" office:value="7.461" calcext:value-type="float">
            <text:p>7.461</text:p>
          </table:table-cell>
          <table:table-cell office:value-type="float" office:value="10.047" calcext:value-type="float">
            <text:p>10.047</text:p>
          </table:table-cell>
          <table:table-cell office:value-type="float" office:value="32.629" calcext:value-type="float">
            <text:p>32.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23" calcext:value-type="float">
            <text:p>0.923</text:p>
          </table:table-cell>
          <table:table-cell office:value-type="float" office:value="1.902" calcext:value-type="float">
            <text:p>1.902</text:p>
          </table:table-cell>
          <table:table-cell office:value-type="float" office:value="0.685" calcext:value-type="float">
            <text:p>0.685</text:p>
          </table:table-cell>
          <table:table-cell office:value-type="float" office:value="1.118" calcext:value-type="float">
            <text:p>1.118</text:p>
          </table:table-cell>
          <table:table-cell office:value-type="float" office:value="2.549" calcext:value-type="float">
            <text:p>2.549</text:p>
          </table:table-cell>
          <table:table-cell office:value-type="float" office:value="4.646" calcext:value-type="float">
            <text:p>4.646</text:p>
          </table:table-cell>
          <table:table-cell office:value-type="float" office:value="9.227" calcext:value-type="float">
            <text:p>9.227</text:p>
          </table:table-cell>
          <table:table-cell office:value-type="float" office:value="10.184" calcext:value-type="float">
            <text:p>10.184</text:p>
          </table:table-cell>
          <table:table-cell office:value-type="float" office:value="33.711" calcext:value-type="float">
            <text:p>33.7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983" calcext:value-type="float">
            <text:p>0.983</text:p>
          </table:table-cell>
          <table:table-cell office:value-type="float" office:value="1.797" calcext:value-type="float">
            <text:p>1.797</text:p>
          </table:table-cell>
          <table:table-cell office:value-type="float" office:value="0.706" calcext:value-type="float">
            <text:p>0.706</text:p>
          </table:table-cell>
          <table:table-cell office:value-type="float" office:value="1.393" calcext:value-type="float">
            <text:p>1.393</text:p>
          </table:table-cell>
          <table:table-cell office:value-type="float" office:value="2.515" calcext:value-type="float">
            <text:p>2.515</text:p>
          </table:table-cell>
          <table:table-cell office:value-type="float" office:value="4.629" calcext:value-type="float">
            <text:p>4.629</text:p>
          </table:table-cell>
          <table:table-cell office:value-type="float" office:value="8.659" calcext:value-type="float">
            <text:p>8.659</text:p>
          </table:table-cell>
          <table:table-cell office:value-type="float" office:value="10.12" calcext:value-type="float">
            <text:p>10.12</text:p>
          </table:table-cell>
          <table:table-cell office:value-type="float" office:value="31.006" calcext:value-type="float">
            <text:p>31.0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19" calcext:value-type="float">
            <text:p>0.919</text:p>
          </table:table-cell>
          <table:table-cell office:value-type="float" office:value="1.827" calcext:value-type="float">
            <text:p>1.827</text:p>
          </table:table-cell>
          <table:table-cell office:value-type="float" office:value="0.684" calcext:value-type="float">
            <text:p>0.684</text:p>
          </table:table-cell>
          <table:table-cell office:value-type="float" office:value="1.378" calcext:value-type="float">
            <text:p>1.378</text:p>
          </table:table-cell>
          <table:table-cell office:value-type="float" office:value="2.485" calcext:value-type="float">
            <text:p>2.485</text:p>
          </table:table-cell>
          <table:table-cell office:value-type="float" office:value="4.661" calcext:value-type="float">
            <text:p>4.661</text:p>
          </table:table-cell>
          <table:table-cell office:value-type="float" office:value="9.216" calcext:value-type="float">
            <text:p>9.216</text:p>
          </table:table-cell>
          <table:table-cell office:value-type="float" office:value="10.094" calcext:value-type="float">
            <text:p>10.094</text:p>
          </table:table-cell>
          <table:table-cell office:value-type="float" office:value="33.943" calcext:value-type="float">
            <text:p>33.943</text:p>
          </table:table-cell>
        </table:table-row>
        <table:table-row table:style-name="ro1">
          <table:table-cell table:style-name="ce17" office:value-type="float" office:value="1024" calcext:value-type="float">
            <text:p>1024</text:p>
          </table:table-cell>
          <table:table-cell table:style-name="ce20" office:value-type="float" office:value="0.057" calcext:value-type="float">
            <text:p>0.057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0" office:value-type="float" office:value="0.237" calcext:value-type="float">
            <text:p>0.237</text:p>
          </table:table-cell>
          <table:table-cell table:style-name="ce20" office:value-type="float" office:value="0.468" calcext:value-type="float">
            <text:p>0.468</text:p>
          </table:table-cell>
          <table:table-cell table:style-name="ce20" office:value-type="float" office:value="0.929" calcext:value-type="float">
            <text:p>0.929</text:p>
          </table:table-cell>
          <table:table-cell table:style-name="ce20" office:value-type="float" office:value="1.855" calcext:value-type="float">
            <text:p>1.855</text:p>
          </table:table-cell>
          <table:table-cell table:style-name="ce20" office:value-type="float" office:value="0.707" calcext:value-type="float">
            <text:p>0.707</text:p>
          </table:table-cell>
          <table:table-cell table:style-name="ce20" office:value-type="float" office:value="1.387" calcext:value-type="float">
            <text:p>1.387</text:p>
          </table:table-cell>
          <table:table-cell table:style-name="ce20" office:value-type="float" office:value="2.602" calcext:value-type="float">
            <text:p>2.602</text:p>
          </table:table-cell>
          <table:table-cell table:style-name="ce20" office:value-type="float" office:value="4.617" calcext:value-type="float">
            <text:p>4.617</text:p>
          </table:table-cell>
          <table:table-cell table:style-name="ce20" office:value-type="float" office:value="8.316" calcext:value-type="float">
            <text:p>8.316</text:p>
          </table:table-cell>
          <table:table-cell table:style-name="ce20" office:value-type="float" office:value="10.196" calcext:value-type="float">
            <text:p>10.196</text:p>
          </table:table-cell>
          <table:table-cell table:style-name="ce23" office:value-type="float" office:value="33.205" calcext:value-type="float">
            <text:p>33.20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18:57:59.617422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897cm" svg:height="22.11cm" xlink:href="." xlink:type="simple" chart:class="chart:line" chart:style-name="ch1">
        <chart:title svg:x="4.01cm" svg:y="0.578cm" chart:style-name="ch2">
          <text:p>Performance versus Local Work Size</text:p>
        </chart:title>
        <chart:legend chart:legend-position="bottom" svg:x="1.599cm" svg:y="20.28cm" style:legend-expansion="wide" chart:style-name="ch3"/>
        <chart:plot-area chart:style-name="ch4" chart:data-source-has-labels="both" svg:x="1.342cm" svg:y="2.741cm" svg:width="13.921cm" svg:height="16.102cm">
          <chartooo:coordinate-region svg:x="2.006cm" svg:y="2.949cm" svg:width="12.842cm" svg:height="15.23cm"/>
          <chart:axis chart:dimension="x" chart:name="primary-x" chart:style-name="ch5" chartooo:axis-type="auto">
            <chartooo:date-scale/>
            <chart:title svg:x="7.093cm" svg:y="19.285cm" chart:style-name="ch6">
              <text:p>Local Work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12.208cm" chart:style-name="ch7">
              <text:p>Giga Mults/Second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series chart:style-name="ch12" chart:values-cell-range-address="local-table.$E$2:.$E$11" chart:label-cell-address="local-table.$E$1" chart:class="chart:line">
            <chart:data-point chart:repeated="10"/>
          </chart:series>
          <chart:series chart:style-name="ch13" chart:values-cell-range-address="local-table.$F$2:.$F$11" chart:label-cell-address="local-table.$F$1" chart:class="chart:line">
            <chart:data-point chart:repeated="10"/>
          </chart:series>
          <chart:series chart:style-name="ch14" chart:values-cell-range-address="local-table.$G$2:.$G$11" chart:label-cell-address="local-table.$G$1" chart:class="chart:line">
            <chart:data-point chart:repeated="10"/>
          </chart:series>
          <chart:series chart:style-name="ch15" chart:values-cell-range-address="local-table.$H$2:.$H$11" chart:label-cell-address="local-table.$H$1" chart:class="chart:line">
            <chart:data-point chart:repeated="10"/>
          </chart:series>
          <chart:series chart:style-name="ch16" chart:values-cell-range-address="local-table.$I$2:.$I$11" chart:label-cell-address="local-table.$I$1" chart:class="chart:line">
            <chart:data-point chart:repeated="10"/>
          </chart:series>
          <chart:series chart:style-name="ch17" chart:values-cell-range-address="local-table.$J$2:.$J$11" chart:label-cell-address="local-table.$J$1" chart:class="chart:line">
            <chart:data-point chart:repeated="10"/>
          </chart:series>
          <chart:series chart:style-name="ch18" chart:values-cell-range-address="local-table.$K$2:.$K$11" chart:label-cell-address="local-table.$K$1" chart:class="chart:line">
            <chart:data-point chart:repeated="10"/>
          </chart:series>
          <chart:series chart:style-name="ch19" chart:values-cell-range-address="local-table.$L$2:.$L$11" chart:label-cell-address="local-table.$L$1" chart:class="chart:line">
            <chart:data-point chart:repeated="10"/>
          </chart:series>
          <chart:series chart:style-name="ch20" chart:values-cell-range-address="local-table.$M$2:.$M$11" chart:label-cell-address="local-table.$M$1" chart:class="chart:line">
            <chart:data-point chart:repeated="10"/>
          </chart:series>
          <chart:series chart:style-name="ch21" chart:values-cell-range-address="local-table.$N$2:.$N$11" chart:label-cell-address="local-table.$N$1" chart:class="chart:line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97cm" svg:height="23.15cm" xlink:href="." xlink:type="simple" chart:class="chart:line" chart:style-name="ch1">
        <chart:title svg:x="3.892cm" svg:y="0.599cm" chart:style-name="ch2">
          <text:p>Performance versus Global Work Size</text:p>
        </chart:title>
        <chart:legend chart:legend-position="bottom" svg:x="3.563cm" svg:y="21.835cm" style:legend-expansion="wide" chart:style-name="ch3"/>
        <chart:plot-area chart:style-name="ch4" chart:data-source-has-labels="both" svg:x="1.342cm" svg:y="2.825cm" svg:width="13.921cm" svg:height="17.552cm">
          <chartooo:coordinate-region svg:x="2.006cm" svg:y="3.033cm" svg:width="12.532cm" svg:height="16.265cm"/>
          <chart:axis chart:dimension="x" chart:name="primary-x" chart:style-name="ch5" chartooo:axis-type="auto">
            <chartooo:date-scale/>
            <chart:title svg:x="7.019cm" svg:y="20.84cm" chart:style-name="ch6">
              <text:p>Global Work Size</text:p>
            </chart:title>
            <chart:categories table:cell-range-address="local-table.$B$1:.$N$1"/>
          </chart:axis>
          <chart:axis chart:dimension="y" chart:name="primary-y" chart:style-name="ch5">
            <chart:title svg:x="0.451cm" svg:y="13.017cm" chart:style-name="ch7">
              <text:p>Giga Mults/Second</text:p>
            </chart:title>
            <chart:grid chart:style-name="ch8" chart:class="major"/>
          </chart:axis>
          <chart:series chart:style-name="ch9" chart:values-cell-range-address="local-table.$B$2:.$N$2" chart:label-cell-address="local-table.$A$2" chart:class="chart:line">
            <chart:data-point chart:repeated="13"/>
          </chart:series>
          <chart:series chart:style-name="ch10" chart:values-cell-range-address="local-table.$B$3:.$N$3" chart:label-cell-address="local-table.$A$3" chart:class="chart:line">
            <chart:data-point chart:repeated="13"/>
          </chart:series>
          <chart:series chart:style-name="ch11" chart:values-cell-range-address="local-table.$B$4:.$N$4" chart:label-cell-address="local-table.$A$4" chart:class="chart:line">
            <chart:data-point chart:repeated="13"/>
          </chart:series>
          <chart:series chart:style-name="ch12" chart:values-cell-range-address="local-table.$B$5:.$N$5" chart:label-cell-address="local-table.$A$5" chart:class="chart:line">
            <chart:data-point chart:repeated="13"/>
          </chart:series>
          <chart:series chart:style-name="ch13" chart:values-cell-range-address="local-table.$B$6:.$N$6" chart:label-cell-address="local-table.$A$6" chart:class="chart:line">
            <chart:data-point chart:repeated="13"/>
          </chart:series>
          <chart:series chart:style-name="ch14" chart:values-cell-range-address="local-table.$B$7:.$N$7" chart:label-cell-address="local-table.$A$7" chart:class="chart:line">
            <chart:data-point chart:repeated="13"/>
          </chart:series>
          <chart:series chart:style-name="ch15" chart:values-cell-range-address="local-table.$B$8:.$N$8" chart:label-cell-address="local-table.$A$8" chart:class="chart:line">
            <chart:data-point chart:repeated="13"/>
          </chart:series>
          <chart:series chart:style-name="ch16" chart:values-cell-range-address="local-table.$B$9:.$N$9" chart:label-cell-address="local-table.$A$9" chart:class="chart:line">
            <chart:data-point chart:repeated="13"/>
          </chart:series>
          <chart:series chart:style-name="ch17" chart:values-cell-range-address="local-table.$B$10:.$N$10" chart:label-cell-address="local-table.$A$10" chart:class="chart:line">
            <chart:data-point chart:repeated="13"/>
          </chart:series>
          <chart:series chart:style-name="ch18" chart:values-cell-range-address="local-table.$B$11:.$N$11" chart:label-cell-address="local-table.$A$11" chart:class="chart:line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  <table:table-cell office:value-type="float" office:value="32768">
                <text:p>32770</text:p>
              </table:table-cell>
              <table:table-cell office:value-type="float" office:value="65536">
                <text:p>65540</text:p>
              </table:table-cell>
              <table:table-cell office:value-type="float" office:value="131072">
                <text:p>131070</text:p>
              </table:table-cell>
              <table:table-cell office:value-type="float" office:value="262144">
                <text:p>262140</text:p>
              </table:table-cell>
              <table:table-cell office:value-type="float" office:value="524288">
                <text:p>524290</text:p>
              </table:table-cell>
              <table:table-cell office:value-type="float" office:value="1048576">
                <text:p>1048580</text:p>
              </table:table-cell>
              <table:table-cell office:value-type="float" office:value="2097152">
                <text:p>2097150</text:p>
              </table:table-cell>
              <table:table-cell office:value-type="float" office:value="4194304">
                <text:p>4194300</text:p>
              </table:table-cell>
              <table:table-cell office:value-type="float" office:value="8388608">
                <text:p>838861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 table:number-rows-repeated="14">
          <table:table-cell table:number-columns-repeated="9"/>
        </table:table-row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NUM_ELEMENTS</text:p>
          </table:table-cell>
          <table:covered-table-cell table:number-columns-repeated="6" table:style-name="ce7"/>
          <table:covered-table-cell table:style-name="ce8"/>
        </table:table-row>
        <table:table-row table:style-name="ro1">
          <table:table-cell table:style-name="ce2" office:value-type="string" calcext:value-type="string">
            <text:p>LOCAL_SIZE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float" office:value="5120" calcext:value-type="float">
            <text:p>5120</text:p>
          </table:table-cell>
          <table:table-cell table:style-name="ce6" office:value-type="float" office:value="5144" calcext:value-type="float">
            <text:p>5144</text:p>
          </table:table-cell>
          <table:table-cell table:style-name="ce6" office:value-type="float" office:value="7168" calcext:value-type="float">
            <text:p>7168</text:p>
          </table:table-cell>
          <table:table-cell table:style-name="ce9" office:value-type="float" office:value="8192" calcext:value-type="float">
            <text:p>8192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4.748" calcext:value-type="float">
            <text:p>4.748</text:p>
          </table:table-cell>
          <table:table-cell table:style-name="ce6" office:value-type="float" office:value="9.023" calcext:value-type="float">
            <text:p>9.023</text:p>
          </table:table-cell>
          <table:table-cell table:style-name="ce6" office:value-type="float" office:value="13.719" calcext:value-type="float">
            <text:p>13.719</text:p>
          </table:table-cell>
          <table:table-cell table:style-name="ce6" office:value-type="float" office:value="16.635" calcext:value-type="float">
            <text:p>16.635</text:p>
          </table:table-cell>
          <table:table-cell table:style-name="ce6" office:value-type="float" office:value="22.173" calcext:value-type="float">
            <text:p>22.173</text:p>
          </table:table-cell>
          <table:table-cell table:style-name="ce6" office:value-type="float" office:value="26.474" calcext:value-type="float">
            <text:p>26.474</text:p>
          </table:table-cell>
          <table:table-cell table:style-name="ce6" office:value-type="float" office:value="30.917" calcext:value-type="float">
            <text:p>30.917</text:p>
          </table:table-cell>
          <table:table-cell table:style-name="ce9" office:value-type="float" office:value="35.098" calcext:value-type="float">
            <text:p>35.09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20:10:37.01714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7cm" svg:height="13.765cm" xlink:href="." xlink:type="simple" chart:class="chart:line" chart:style-name="ch1">
        <chart:title svg:x="2.903cm" svg:y="0.411cm" chart:style-name="ch2">
          <text:p>Reductions Per Second versus Input Array Size</text:p>
        </chart:title>
        <chart:legend chart:legend-position="end" svg:x="14.14cm" svg:y="6.574cm" style:legend-expansion="high" chart:style-name="ch3"/>
        <chart:plot-area chart:style-name="ch4" chart:data-source-has-labels="both" svg:x="1.342cm" svg:y="2.073cm" svg:width="12.164cm" svg:height="10.422cm">
          <chartooo:coordinate-region svg:x="2.006cm" svg:y="2.281cm" svg:width="11.085cm" svg:height="9.55cm"/>
          <chart:axis chart:dimension="x" chart:name="primary-x" chart:style-name="ch5" chartooo:axis-type="auto">
            <chartooo:date-scale/>
            <chart:title svg:x="6.215cm" svg:y="12.77cm" chart:style-name="ch6">
              <text:p>Array Input Size</text:p>
            </chart:title>
            <chart:categories table:cell-range-address="local-table.$B$1:.$I$1"/>
          </chart:axis>
          <chart:axis chart:dimension="y" chart:name="primary-y" chart:style-name="ch5">
            <chart:title svg:x="0.451cm" svg:y="8.744cm" chart:style-name="ch7">
              <text:p>Reductions/Second</text:p>
            </chart:title>
            <chart:grid chart:style-name="ch8" chart:class="major"/>
          </chart:axis>
          <chart:series chart:style-name="ch9" chart:values-cell-range-address="local-table.$B$2:.$I$2" chart:label-cell-address="local-table.$A$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3072">
                <text:p>3070</text:p>
              </table:table-cell>
              <table:table-cell office:value-type="float" office:value="4096">
                <text:p>4100</text:p>
              </table:table-cell>
              <table:table-cell office:value-type="float" office:value="5120">
                <text:p>5120</text:p>
              </table:table-cell>
              <table:table-cell office:value-type="float" office:value="5144">
                <text:p>5140</text:p>
              </table:table-cell>
              <table:table-cell office:value-type="float" office:value="7168">
                <text:p>7170</text:p>
              </table:table-cell>
              <table:table-cell office:value-type="float" office:value="8192">
                <text:p>8190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4.748">
                <text:p>4.748</text:p>
              </table:table-cell>
              <table:table-cell office:value-type="float" office:value="9.023">
                <text:p>9.023</text:p>
              </table:table-cell>
              <table:table-cell office:value-type="float" office:value="13.719">
                <text:p>13.719</text:p>
              </table:table-cell>
              <table:table-cell office:value-type="float" office:value="16.635">
                <text:p>16.635</text:p>
              </table:table-cell>
              <table:table-cell office:value-type="float" office:value="22.173">
                <text:p>22.173</text:p>
              </table:table-cell>
              <table:table-cell office:value-type="float" office:value="26.474">
                <text:p>26.474</text:p>
              </table:table-cell>
              <table:table-cell office:value-type="float" office:value="30.917">
                <text:p>30.917</text:p>
              </table:table-cell>
              <table:table-cell office:value-type="float" office:value="35.098">
                <text:p>35.0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